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SIAPE">
            <text:p>SIAPE</text:p>
          </table:table-cell>
          <table:table-cell table:style-name="pd1" office:value-type="string" office:string-value="NOME">
            <text:p>NOME</text:p>
          </table:table-cell>
          <table:table-cell table:style-name="pd1" office:value-type="string" office:string-value="DIA">
            <text:p>DIA</text:p>
          </table:table-cell>
          <table:table-cell table:style-name="pd1" office:value-type="string" office:string-value="MÊS">
            <text:p>MÊS</text:p>
          </table:table-cell>
        </table:table-row>
        <table:table-row>
          <table:table-cell office:value-type="string" office:string-value="1152575">
            <text:p>1152575</text:p>
          </table:table-cell>
          <table:table-cell office:value-type="string" office:string-value="JULIANA BENITES PADUA GOMES">
            <text:p>JULIANA BENITES PADUA GOME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761938">
            <text:p>1761938</text:p>
          </table:table-cell>
          <table:table-cell office:value-type="string" office:string-value="MELISSA NEGRÃO SEPULVIDA">
            <text:p>MELISSA NEGRÃO SEPULVID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875016">
            <text:p>1875016</text:p>
          </table:table-cell>
          <table:table-cell office:value-type="string" office:string-value="CHARLES PEREIRA BARRETO">
            <text:p>CHARLES PEREIRA BARRET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895480">
            <text:p>1895480</text:p>
          </table:table-cell>
          <table:table-cell office:value-type="string" office:string-value="ALESSANDRO POSTAL">
            <text:p>ALESSANDRO POSTA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459702">
            <text:p>1459702</text:p>
          </table:table-cell>
          <table:table-cell office:value-type="string" office:string-value="MARIO FLORIZEL ALMEIDA DE ARAUJO">
            <text:p>MARIO FLORIZEL ALMEIDA DE ARAUJ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857297">
            <text:p>2857297</text:p>
          </table:table-cell>
          <table:table-cell office:value-type="string" office:string-value="PAULO SERRA BARUKI">
            <text:p>PAULO SERRA BARUK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549764">
            <text:p>2549764</text:p>
          </table:table-cell>
          <table:table-cell office:value-type="string" office:string-value="RENATA MARONNA PRAÇA LONGHI">
            <text:p>RENATA MARONNA PRAÇA LONGH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1579184">
            <text:p>1579184</text:p>
          </table:table-cell>
          <table:table-cell office:value-type="string" office:string-value="ANGELO FRANCO DO NASCIMENTO RIBEIRO">
            <text:p>ANGELO FRANCO DO NASCIMENTO RIBEIRO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string" office:string-value="2543795">
            <text:p>2543795</text:p>
          </table:table-cell>
          <table:table-cell office:value-type="string" office:string-value="CRISTINA HINAKO YAMASHITA">
            <text:p>CRISTINA HINAKO YAMASHIT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2067058">
            <text:p>2067058</text:p>
          </table:table-cell>
          <table:table-cell office:value-type="string" office:string-value="DANIELA TORRES CANTADORI">
            <text:p>DANIELA TORRES CANTADORI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819570">
            <text:p>1819570</text:p>
          </table:table-cell>
          <table:table-cell office:value-type="string" office:string-value="EDNA MANARI DOS SANTOS">
            <text:p>EDNA MANARI DOS SANTO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2621506">
            <text:p>2621506</text:p>
          </table:table-cell>
          <table:table-cell office:value-type="string" office:string-value="MAURO NAKAYAMA">
            <text:p>MAURO NAKAYAM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824288">
            <text:p>1824288</text:p>
          </table:table-cell>
          <table:table-cell office:value-type="string" office:string-value="RENATA FATURETO BORGES WATANABE">
            <text:p>RENATA FATURETO BORGES WATANABE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244834">
            <text:p>1244834</text:p>
          </table:table-cell>
          <table:table-cell office:value-type="string" office:string-value="SANDRA YUKI KANOMATA">
            <text:p>SANDRA YUKI KANOMAT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3496607">
            <text:p>3496607</text:p>
          </table:table-cell>
          <table:table-cell office:value-type="string" office:string-value="GUIDO VIEIRA GOMES">
            <text:p>GUIDO VIEIRA GOMES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822262">
            <text:p>1822262</text:p>
          </table:table-cell>
          <table:table-cell office:value-type="string" office:string-value="OSMAR MAIA FILHO">
            <text:p>OSMAR MAIA FILHO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817860">
            <text:p>1817860</text:p>
          </table:table-cell>
          <table:table-cell office:value-type="string" office:string-value="PAULO CESAR LOPES LIMA">
            <text:p>PAULO CESAR LOPES LIM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3337979">
            <text:p>3337979</text:p>
          </table:table-cell>
          <table:table-cell office:value-type="string" office:string-value="PAULO ROBERTO DA CRUZ DE OLIVEIRA">
            <text:p>PAULO ROBERTO DA CRUZ DE OLIVEIRA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 office:string-value="1807984">
            <text:p>1807984</text:p>
          </table:table-cell>
          <table:table-cell office:value-type="string" office:string-value="ÁLVARO MASSAO MORISSUGUI">
            <text:p>ÁLVARO MASSAO MORISSUGUI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08629">
            <text:p>1808629</text:p>
          </table:table-cell>
          <table:table-cell office:value-type="string" office:string-value="CAMILA MICHELAN DE ALMEIDA">
            <text:p>CAMILA MICHELAN DE ALMEIDA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2608993">
            <text:p>2608993</text:p>
          </table:table-cell>
          <table:table-cell office:value-type="string" office:string-value="ELISABETE CASTELON KONKIEWITZ">
            <text:p>ELISABETE CASTELON KONKIEWIT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521455">
            <text:p>1521455</text:p>
          </table:table-cell>
          <table:table-cell office:value-type="string" office:string-value="FABRÍCIO SILVA LOBO">
            <text:p>FABRÍCIO SILVA LOBO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2541215">
            <text:p>2541215</text:p>
          </table:table-cell>
          <table:table-cell office:value-type="string" office:string-value="MARCO ANTONIO YUKISHIGUE KAIMOTI">
            <text:p>MARCO ANTONIO YUKISHIGUE KAIMOTI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054358">
            <text:p>1054358</text:p>
          </table:table-cell>
          <table:table-cell office:value-type="string" office:string-value="PATRICIA VANDIRA PEDROSO DOS SANTOS LIMA">
            <text:p>PATRICIA VANDIRA PEDROSO DOS SANTOS LIMA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1824506">
            <text:p>1824506</text:p>
          </table:table-cell>
          <table:table-cell office:value-type="string" office:string-value="ALBERTO AGUDO DE ALMEIDA">
            <text:p>ALBERTO AGUDO DE ALMEID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26258">
            <text:p>1826258</text:p>
          </table:table-cell>
          <table:table-cell office:value-type="string" office:string-value="ANGELA IZABEL CHAVES GUIMARAES">
            <text:p>ANGELA IZABEL CHAVES GUIMARA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27318">
            <text:p>1827318</text:p>
          </table:table-cell>
          <table:table-cell office:value-type="string" office:string-value="CARLA BECKER">
            <text:p>CARLA BECKER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24311">
            <text:p>1824311</text:p>
          </table:table-cell>
          <table:table-cell office:value-type="string" office:string-value="CRISTINA YAMAKAWA HIGASHI">
            <text:p>CRISTINA YAMAKAWA HIGASHI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2541458">
            <text:p>2541458</text:p>
          </table:table-cell>
          <table:table-cell office:value-type="string" office:string-value="JOSE CARLOS YONEO TANAKA">
            <text:p>JOSE CARLOS YONEO TANAK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24298">
            <text:p>1824298</text:p>
          </table:table-cell>
          <table:table-cell office:value-type="string" office:string-value="SILVETE DO ROCIO SILVA">
            <text:p>SILVETE DO ROCIO SILV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24281">
            <text:p>1824281</text:p>
          </table:table-cell>
          <table:table-cell office:value-type="string" office:string-value="SONIA GIMENES MARRA">
            <text:p>SONIA GIMENES MARR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26924">
            <text:p>1826924</text:p>
          </table:table-cell>
          <table:table-cell office:value-type="string" office:string-value="MARIA CAROLINA ANDOLPHO BONINI">
            <text:p>MARIA CAROLINA ANDOLPHO BONINI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1809237">
            <text:p>1809237</text:p>
          </table:table-cell>
          <table:table-cell office:value-type="string" office:string-value="PATRÍCIA ANDREA TORES GARCIA BASSI">
            <text:p>PATRÍCIA ANDREA TORES GARCIA BASSI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 office:string-value="2673399">
            <text:p>2673399</text:p>
          </table:table-cell>
          <table:table-cell office:value-type="string" office:string-value="ROSE MARY MONTIEL SCHERER">
            <text:p>ROSE MARY MONTIEL SCHERER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of="urn:oasis:names:tc:opendocument:xmlns:of:1.2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